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ndkreis/Kreis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inw.</text:p>
          </table:table-cell>
          <table:table-cell office:value-type="string" calcext:value-type="string">
            <text:p>Fl.in km²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as_current_cases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1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A1:Tabelle1.H29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4:58:25.3875505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2:33:56.789611133</meta:creation-date>
    <dc:date>2020-03-21T15:12:52.900369945</dc:date>
    <meta:editing-duration>PT1H14M31S</meta:editing-duration>
    <meta:editing-cycles>13</meta:editing-cycles>
    <meta:generator>LibreOffice/6.4.2.2$Linux_X86_64 LibreOffice_project/40$Build-2</meta:generator>
    <meta:document-statistic meta:table-count="1" meta:cell-count="1564" meta:object-count="0"/>
  </office:meta>
</office:document-meta>
</file>